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e2902" officeooo:paragraph-rsid="001e2902"/>
    </style:style>
    <style:style style:name="P2" style:family="paragraph" style:parent-style-name="Preformatted_20_Text">
      <style:paragraph-properties fo:text-align="justify" style:justify-single-word="false"/>
      <style:text-properties fo:font-variant="normal" fo:text-transform="none" fo:color="#212121" style:font-name="inherit" fo:font-size="12pt" fo:letter-spacing="normal" fo:language="es" fo:country="ES" fo:font-style="normal" fo:font-weight="normal" officeooo:rsid="001e2902" officeooo:paragraph-rsid="001e2902"/>
    </style:style>
    <style:style style:name="P3" style:family="paragraph" style:parent-style-name="Preformatted_20_Text">
      <style:paragraph-properties fo:text-align="justify" style:justify-single-word="false"/>
      <style:text-properties fo:font-variant="normal" fo:text-transform="none" fo:color="#212121" style:font-name="inherit" fo:font-size="12pt" fo:letter-spacing="normal" fo:language="es" fo:country="ES" fo:font-style="normal" fo:font-weight="normal" officeooo:paragraph-rsid="001e2902"/>
    </style:style>
    <style:style style:name="P4" style:family="paragraph" style:parent-style-name="Preformatted_20_Text">
      <style:paragraph-properties fo:text-align="justify" style:justify-single-word="false"/>
      <style:text-properties fo:font-variant="normal" fo:text-transform="none" fo:color="#212121" style:font-name="inherit" fo:font-size="12pt" fo:letter-spacing="normal" fo:language="es" fo:country="ES" fo:font-style="normal" fo:font-weight="normal" officeooo:paragraph-rsid="001e9a9b"/>
    </style:style>
    <style:style style:name="P5" style:family="paragraph" style:parent-style-name="Preformatted_20_Text">
      <style:paragraph-properties fo:text-align="justify" style:justify-single-word="false"/>
      <style:text-properties fo:font-variant="normal" fo:text-transform="none" fo:color="#212121" style:font-name="inherit" fo:font-size="12pt" fo:letter-spacing="normal" fo:language="es" fo:country="ES" fo:font-style="normal" fo:font-weight="normal" officeooo:rsid="001e9a9b" officeooo:paragraph-rsid="001e9a9b"/>
    </style:style>
    <style:style style:name="T1" style:family="text">
      <style:text-properties officeooo:rsid="001e2902"/>
    </style:style>
    <style:style style:name="T2" style:family="text">
      <style:text-properties fo:font-variant="normal" fo:text-transform="none" fo:color="#212121" style:font-name="arial" fo:font-size="12pt" fo:letter-spacing="normal" fo:font-style="normal" fo:font-weight="normal"/>
    </style:style>
    <style:style style:name="T3" style:family="text">
      <style:text-properties style:font-name="arial"/>
    </style:style>
    <style:style style:name="T4" style:family="text">
      <style:text-properties style:font-name="arial" officeooo:rsid="001e2902"/>
    </style:style>
    <style:style style:name="T5" style:family="text">
      <style:text-properties officeooo:rsid="001e9a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í como las compañías tienen sistemas operacionales heredados, también tienen mercados de datos independientes heredados. Además, algunas empresas eligen para crear nuevos mercados. Estos mercados son independientes de otras tiendas de datos, y si bien pueden satisfacer necesidades localizadas, no proporcionan "una versión única de la verdad "para toda la organización. Ellos típicamente tienen definiciones de datos inconsistentes y usan diferentes dimensiones y medidas (es decir, no conformes) que dificultan el análisis de los datos a través de los mercados.</text:p>
      <text:p text:style-name="P1">A finales de la década de 1980, una serie de empresas, especialmente en el servicios financieros, telecomunicaciones e industrias minoristas, desarrollados los primeros almacenes de datos. Los almacenes surgieron, en parte, debido a la naturaleza aislada de mercados de datos independientes. Compañías quería un repositorio de datos para toda la empresa (a menudo enfocado en todos interacciones con los clientes) para apoyar una variedad de análisis aplicaciones (por ejemplo, consultas, OLAP y extracción de datos). Este enfoque representó un enfoque centrado en datos para datos de soporte de decisión administración. En el modelo de madurez de Eckerson, fue un movimiento hacia la etapa de adolescente.</text:p>
      <text:p text:style-name="P1"/>
      <text:p text:style-name="P1">Dos arquitecturas que compiten por el almacenamiento de datos rápidamente surgió, cada uno defendido por una de las dos luminarias en el campo:Ralph Kimball para la arquitectura del bus data mart y Bill Inmon para el almacén de datos empresariales.</text:p>
      <text:p text:style-name="P1"/>
      <text:p text:style-name="P1"/>
      <text:p text:style-name="P1"><text:line-break/><text:span text:style-name="T2">la arquitectura IDM proporciona menos integración a través de unidades de negocios.</text:span></text:p>
      <text:p text:style-name="P1"><text:span text:style-name="T2"/></text:p>
      <text:p text:style-name="P1"><text:span text:style-name="T2">H1</text:span></text:p>
      <text:p text:style-name="P3"><text:bookmark text:name="tw-target-text"/><text:span text:style-name="T4">Las organizaciones con alta interdependencia son </text:span>es más probable que seleccione una EDW que una arquitectura IDM.</text:p>
      <text:p text:style-name="P3"/>
      <text:p text:style-name="P2">H2</text:p>
      <text:p text:style-name="P2"><text:line-break/><text:span text:style-name="T3">Las organizaciones con alta urgencia tienen más probabilidades de seleccionar un IDM que una arquitectura EDW.</text:span></text:p>
      <text:p text:style-name="P2"/>
      <text:p text:style-name="P2">H<text:span text:style-name="T5">4</text:span></text:p>
      <text:p text:style-name="P2"/>
      <text:p text:style-name="P3"><text:bookmark text:name="tw-target-text1"/><text:span text:style-name="T1">Organizaciones que ven la implementación de un </text:span>almacén de datos como una solución de punto a corto plazo en lugar de un punto estratégico proyecto de infraestructura es más probable que seleccione un IDM que un EDW arquitectura.</text:p>
      <text:p text:style-name="P2"/>
      <text:p text:style-name="P5">H5</text:p>
      <text:p text:style-name="P3"><text:bookmark text:name="tw-target-text2"/><text:span text:style-name="T1">Organizaciones con poca disponibilidad de recursos </text:span>es más probable que seleccionen un IDM que una arquitectura EDW.</text:p>
      <text:p text:style-name="P2"/>
      <text:p text:style-name="P2"/>
      <text:p text:style-name="P4"><text:bookmark text:name="tw-target-text3"/><text:span text:style-name="T5">Organizaciones con patrocinio de la alta dirección </text:span>es más probable que seleccionen un EDW que una arquitectura IDM.</text:p>
      <text:p text:style-name="P5"/>
      <text:p text:style-name="P2"/>
      <text:p text:style-name="P3"/>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C"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1:37:33.178618565</meta:creation-date>
    <dc:date>2018-06-13T11:57:53.728357646</dc:date>
    <meta:editing-duration>PT10M10S</meta:editing-duration>
    <meta:editing-cycles>1</meta:editing-cycles>
    <meta:document-statistic meta:table-count="0" meta:image-count="0" meta:object-count="0" meta:page-count="1" meta:paragraph-count="13" meta:word-count="347" meta:character-count="2293" meta:non-whitespace-character-count="1957"/>
    <meta:generator>LibreOffice/5.1.6.2$Linux_X86_64 LibreOffice_project/10m0$Build-2</meta:generator>
  </office:meta>
</office:document-meta>
</file>